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k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formula="of:=([.B4]+[.B4]*[.C4])*[.D4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5]+[.B5]*[.C5])*[.D5]" office:value-type="float" office:value="13.2" calcext:value-type="float">
            <text:p>13.2</text:p>
          </table:table-cell>
          <table:table-cell table:formula="of:=[.E4]+[.E5]"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farfetch’d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([.B6]+[.B6]*[.C6])*[.D6]" office:value-type="float" office:value="20.8" calcext:value-type="float">
            <text:p>20.8</text:p>
          </table:table-cell>
          <table:table-cell table:formula="of:=[.E6]/[.F5]" office:value-type="float" office:value="1.26829268292683" calcext:value-type="float">
            <text:p>1.26829268292683</text:p>
          </table:table-cell>
        </table:table-row>
        <table:table-row table:style-name="ro1">
          <table:table-cell table:number-columns-repeated="4"/>
          <table:table-cell table:formula="of:=([.B7]+[.B7]*[.C7])*[.D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([.B8]+[.B8]*[.C8])*[.D8]" office:value-type="float" office:value="15.6" calcext:value-type="float">
            <text:p>15.6</text:p>
          </table:table-cell>
          <table:table-cell/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9]+[.B9]*[.C9])*[.D9]" office:value-type="float" office:value="6.6" calcext:value-type="float">
            <text:p>6.6</text:p>
          </table:table-cell>
          <table:table-cell table:formula="of:=[.E9]+[.E8]"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kebab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formula="of:=([.B10]+[.B10]*[.C10])*[.D10]" office:value-type="float" office:value="26" calcext:value-type="float">
            <text:p>26</text:p>
          </table:table-cell>
          <table:table-cell table:formula="of:=[.E10]/[.F9]" office:value-type="float" office:value="1.17117117117117" calcext:value-type="float">
            <text:p>1.17117117117117</text:p>
          </table:table-cell>
        </table:table-row>
        <table:table-row table:style-name="ro1">
          <table:table-cell table:number-columns-repeated="4"/>
          <table:table-cell table:formula="of:=([.B11]+[.B11]*[.C11])*[.D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our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table:formula="of:=([.B12]+[.B12]*[.C12])*[.D12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dango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table:formula="of:=([.B13]+[.B13]*[.C13])*[.D13]" office:value-type="float" office:value="39.6" calcext:value-type="float">
            <text:p>39.6</text:p>
          </table:table-cell>
          <table:table-cell table:formula="of:=[.E13]/[.E12]" office:value-type="float" office:value="1.2" calcext:value-type="float">
            <text:p>1.2</text:p>
          </table:table-cell>
        </table:table-row>
        <table:table-row table:style-name="ro1">
          <table:table-cell table:number-columns-repeated="4"/>
          <table:table-cell table:formula="of:=([.B14]+[.B14]*[.C14])*[.D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our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formula="of:=([.B15]+[.B15]*[.C15])*[.D15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16]+[.B16]*[.C16])*[.D16]" office:value-type="float" office:value="11" calcext:value-type="float">
            <text:p>11</text:p>
          </table:table-cell>
          <table:table-cell table:formula="of:=[.E16]+[.E15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rnmeal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formula="of:=([.B17]+[.B17]*[.C17])*[.D17]" office:value-type="float" office:value="36.4" calcext:value-type="float">
            <text:p>36.4</text:p>
          </table:table-cell>
          <table:table-cell table:formula="of:=[.E17]/[.F16]" office:value-type="float" office:value="1.1030303030303" calcext:value-type="float">
            <text:p>1.1030303030303</text:p>
          </table:table-cell>
        </table:table-row>
        <table:table-row table:style-name="ro1">
          <table:table-cell table:number-columns-repeated="4"/>
          <table:table-cell table:formula="of:=([.B18]+[.B18]*[.C18])*[.D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19]+[.B19]*[.C19])*[.D19]"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potato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20]+[.B20]*[.C20])*[.D2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ushroom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21]+[.B21]*[.C21])*[.D21]"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22]+[.B22]*[.C22])*[.D22]" office:value-type="float" office:value="11" calcext:value-type="float">
            <text:p>11</text:p>
          </table:table-cell>
          <table:table-cell table:formula="of:=[.E22]+[.E21]+[.E20]+[.E19]"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formula="of:=([.B23]+[.B23]*[.C23])*[.D23]" office:value-type="float" office:value="41.6" calcext:value-type="float">
            <text:p>41.6</text:p>
          </table:table-cell>
          <table:table-cell table:formula="of:=[.E23]/[.F22]" office:value-type="float" office:value="1.18181818181818" calcext:value-type="float">
            <text:p>1.18181818181818</text:p>
          </table:table-cell>
        </table:table-row>
        <table:table-row table:style-name="ro1">
          <table:table-cell table:number-columns-repeated="4"/>
          <table:table-cell table:formula="of:=([.B24]+[.B24]*[.C24])*[.D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n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25]+[.B25]*[.C25])*[.D25]"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bread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26]+[.B26]*[.C26])*[.D26]" office:value-type="float" office:value="11" calcext:value-type="float">
            <text:p>11</text:p>
          </table:table-cell>
          <table:table-cell table:formula="of:=[.E26]/[.E25]" office:value-type="float" office:value="1.66666666666667" calcext:value-type="float">
            <text:p>1.66666666666667</text:p>
          </table:table-cell>
        </table:table-row>
        <table:table-row table:style-name="ro1">
          <table:table-cell table:number-columns-repeated="4"/>
          <table:table-cell table:formula="of:=([.B27]+[.B27]*[.C27])*[.D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n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28]+[.B28]*[.C28])*[.D28]"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popcorn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formula="of:=([.B29]+[.B29]*[.C29])*[.D29]" office:value-type="float" office:value="9.6" calcext:value-type="float">
            <text:p>9.6</text:p>
          </table:table-cell>
          <table:table-cell table:formula="of:=[.E29]/[.E28]" office:value-type="float" office:value="1.45454545454545" calcext:value-type="float">
            <text:p>1.45454545454545</text:p>
          </table:table-cell>
        </table:table-row>
        <table:table-row table:style-name="ro1">
          <table:table-cell table:number-columns-repeated="4"/>
          <table:table-cell table:formula="of:=([.B30]+[.B30]*[.C30])*[.D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shi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formula="of:=([.B31]+[.B31]*[.C31])*[.D31]" office:value-type="float" office:value="26.4" calcext:value-type="float">
            <text:p>26.4</text:p>
          </table:table-cell>
          <table:table-cell table:formula="of:=[.E31]/[.F32]" office:value-type="float" office:value="1.14782608695652" calcext:value-type="float">
            <text:p>1.14782608695652</text:p>
          </table:table-cell>
        </table:table-row>
        <table:table-row table:style-name="ro1">
          <table:table-cell office:value-type="string" calcext:value-type="string">
            <text:p>kelp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formula="of:=([.B32]+[.B32]*[.C32])*[.D32]" office:value-type="float" office:value="3.2" calcext:value-type="float">
            <text:p>3.2</text:p>
          </table:table-cell>
          <table:table-cell table:formula="of:=[.E32]+[.E33]+[.E34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lour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33]+[.B33]*[.C33])*[.D3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34]+[.B34]*[.C34])*[.D34]" office:value-type="float" office:value="8.8" calcext:value-type="float">
            <text:p>8.8</text:p>
          </table:table-cell>
          <table:table-cell/>
        </table:table-row>
        <table:table-row table:style-name="ro1">
          <table:table-cell table:number-columns-repeated="4"/>
          <table:table-cell table:formula="of:=([.B35]+[.B35]*[.C35])*[.D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gg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36]+[.B36]*[.C36])*[.D36]"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flour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37]+[.B37]*[.C37])*[.D3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hoco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([.B38]+[.B38]*[.C38])*[.D38]" office:value-type="float" office:value="4.8" calcext:value-type="float">
            <text:p>4.8</text:p>
          </table:table-cell>
          <table:table-cell table:formula="of:=[.E38]+[.E37]+[.E36]" office:value-type="float" office:value="22.4" calcext:value-type="float">
            <text:p>22.4</text:p>
          </table:table-cell>
        </table:table-row>
        <table:table-row table:style-name="ro1">
          <table:table-cell office:value-type="string" calcext:value-type="string">
            <text:p>croissant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formula="of:=([.B39]+[.B39]*[.C39])*[.D39]" office:value-type="float" office:value="26.4" calcext:value-type="float">
            <text:p>26.4</text:p>
          </table:table-cell>
          <table:table-cell table:formula="of:=[.E39]/[.F38]" office:value-type="float" office:value="1.17857142857143" calcext:value-type="float">
            <text:p>1.17857142857143</text:p>
          </table:table-cell>
        </table:table-row>
        <table:table-row table:style-name="ro1">
          <table:table-cell table:number-columns-repeated="4"/>
          <table:table-cell table:formula="of:=([.B40]+[.B40]*[.C40])*[.D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41]+[.B41]*[.C41])*[.D41]" office:value-type="float" office:value="13.2" calcext:value-type="float">
            <text:p>13.2</text:p>
          </table:table-cell>
          <table:table-cell table:formula="of:=[.E41]+[.E42]+[.E43]+[.E44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lownfish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([.B42]+[.B42]*[.C42])*[.D42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sunflower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([.B43]+[.B43]*[.C43])*[.D43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([.B44]+[.B44]*[.C44])*[.D44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stew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([.B45]+[.B45]*[.C45])*[.D45]" office:value-type="float" office:value="26" calcext:value-type="float">
            <text:p>26</text:p>
          </table:table-cell>
          <table:table-cell table:formula="of:=[.E45]/[.F41]" office:value-type="float" office:value="1.18181818181818" calcext:value-type="float">
            <text:p>1.18181818181818</text:p>
          </table:table-cell>
        </table:table-row>
        <table:table-row table:style-name="ro1">
          <table:table-cell table:number-columns-repeated="4"/>
          <table:table-cell table:formula="of:=([.B46]+[.B46]*[.C46])*[.D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ncakes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formula="of:=([.B47]+[.B47]*[.C47])*[.D47]" office:value-type="float" office:value="41.6" calcext:value-type="float">
            <text:p>41.6</text:p>
          </table:table-cell>
          <table:table-cell table:formula="of:=[.E47]/[.F51]" office:value-type="float" office:value="1.18181818181818" calcext:value-type="float">
            <text:p>1.18181818181818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48]+[.B48]*[.C48])*[.D48]"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flour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49]+[.B49]*[.C49])*[.D4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ilk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50]+[.B50]*[.C50])*[.D50]"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string" calcext:value-type="string">
            <text:p>syrup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51]+[.B51]*[.C51])*[.D51]" office:value-type="float" office:value="13.2" calcext:value-type="float">
            <text:p>13.2</text:p>
          </table:table-cell>
          <table:table-cell table:formula="of:=[.E51]+[.E50]+[.E49]+[.E48]" office:value-type="float" office:value="35.2" calcext:value-type="float">
            <text:p>35.2</text:p>
          </table:table-cell>
        </table:table-row>
        <table:table-row table:style-name="ro1">
          <table:table-cell table:number-columns-repeated="4"/>
          <table:table-cell table:formula="of:=([.B52]+[.B52]*[.C52])*[.D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B53]+[.B53]*[.C53])*[.D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e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B54]+[.B54]*[.C54])*[.D54]" office:value-type="float" office:value="90" calcext:value-type="float">
            <text:p>90</text:p>
          </table:table-cell>
          <table:table-cell table:formula="of:=[.E54]/[.F59]" office:value-type="float" office:value="1.35542168674699" calcext:value-type="float">
            <text:p>1.35542168674699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55]+[.B55]*[.C55])*[.D55]"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leek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([.B56]+[.B56]*[.C56])*[.D56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B57]+[.B57]*[.C57])*[.D5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ork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([.B58]+[.B58]*[.C58])*[.D58]" office:value-type="float" office:value="20.8" calcext:value-type="float">
            <text:p>20.8</text:p>
          </table:table-cell>
          <table:table-cell/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formula="of:=([.B59]+[.B59]*[.C59])*[.D59]" office:value-type="float" office:value="26.4" calcext:value-type="float">
            <text:p>26.4</text:p>
          </table:table-cell>
          <table:table-cell table:formula="of:=[.E59]+[.E58]+[.E57]+[.E56]+[.E55]" office:value-type="float" office:value="66.4" calcext:value-type="float">
            <text:p>66.4</text:p>
          </table:table-cell>
        </table:table-row>
        <table:table-row table:style-name="ro1">
          <table:table-cell table:number-columns-repeated="4"/>
          <table:table-cell table:formula="of:=([.B60]+[.B60]*[.C60])*[.D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B61]+[.B61]*[.C61])*[.D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B62]+[.B62]*[.C62])*[.D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([.B63]+[.B63]*[.C63])*[.D63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16:43:48.864389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01:42:13.784939547</meta:creation-date>
    <meta:generator>LibreOffice/6.4.7.2$Linux_X86_64 LibreOffice_project/40$Build-2</meta:generator>
    <dc:date>2022-08-09T17:16:48.119913404</dc:date>
    <meta:editing-duration>PT1H19M4S</meta:editing-duration>
    <meta:editing-cycles>4</meta:editing-cycles>
    <meta:document-statistic meta:table-count="1" meta:cell-count="260" meta:object-count="0"/>
  </office:meta>
</office:document-meta>
</file>